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dd1" officeooo:paragraph-rsid="001e5dd1"/>
    </style:style>
    <style:style style:name="P2" style:family="paragraph" style:parent-style-name="Standard" style:list-style-name="L2">
      <style:text-properties officeooo:rsid="001e5dd1" officeooo:paragraph-rsid="001e5dd1"/>
    </style:style>
    <style:style style:name="P3" style:family="paragraph" style:parent-style-name="Standard" style:list-style-name="L3">
      <style:text-properties officeooo:rsid="001e5dd1" officeooo:paragraph-rsid="001e5dd1"/>
    </style:style>
    <style:style style:name="P4" style:family="paragraph" style:parent-style-name="Standard">
      <style:text-properties officeooo:rsid="0020d364" officeooo:paragraph-rsid="0020d364"/>
    </style:style>
    <style:style style:name="P5" style:family="paragraph" style:parent-style-name="Standard" style:list-style-name="L4">
      <style:text-properties officeooo:rsid="0020d364" officeooo:paragraph-rsid="0020d364"/>
    </style:style>
    <style:style style:name="P6" style:family="paragraph" style:parent-style-name="Standard" style:list-style-name="L5">
      <style:text-properties officeooo:rsid="0020d364" officeooo:paragraph-rsid="0020d364"/>
    </style:style>
    <style:style style:name="P7" style:family="paragraph" style:parent-style-name="Standard" style:list-style-name="L6">
      <style:text-properties officeooo:rsid="0020d364" officeooo:paragraph-rsid="0020d364"/>
    </style:style>
    <style:style style:name="P8" style:family="paragraph" style:parent-style-name="Standard">
      <style:text-properties fo:font-weight="bold" officeooo:rsid="0021d399" officeooo:paragraph-rsid="0021d39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: </text:p>
      <text:list xml:id="list8791046529433610332" text:style-name="L3">
        <text:list-item>
          <text:p text:style-name="P3">Post list view</text:p>
        </text:list-item>
        <text:list-item>
          <text:p text:style-name="P3">Category</text:p>
        </text:list-item>
        <text:list-item>
          <text:p text:style-name="P3">Post Details</text:p>
        </text:list-item>
      </text:list>
      <text:p text:style-name="P1"/>
      <text:p text:style-name="P1"/>
      <text:p text:style-name="P1">Admin: </text:p>
      <text:list xml:id="list560957114845238426" text:style-name="L2">
        <text:list-item>
          <text:p text:style-name="P2">Login </text:p>
        </text:list-item>
        <text:list-item>
          <text:p text:style-name="P2">Logout</text:p>
        </text:list-item>
        <text:list-item>
          <text:p text:style-name="P2">Update Password</text:p>
        </text:list-item>
        <text:list-item>
          <text:p text:style-name="P2">Profile Picture</text:p>
        </text:list-item>
        <text:list-item>
          <text:p text:style-name="P2">Category (List View, Insert, Update, Delete)</text:p>
        </text:list-item>
        <text:list-item>
          <text:p text:style-name="P2">Post (List View, Details view, Insert, Update, Delete)</text:p>
        </text:list-item>
      </text:list>
      <text:p text:style-name="P1"/>
      <text:p text:style-name="P8">Database: </text:p>
      <text:p text:style-name="P1"/>
      <text:p text:style-name="P4">User: </text:p>
      <text:list xml:id="list101019031587466551" text:style-name="L4">
        <text:list-item>
          <text:p text:style-name="P5">id</text:p>
        </text:list-item>
        <text:list-item>
          <text:p text:style-name="P5">name</text:p>
        </text:list-item>
        <text:list-item>
          <text:p text:style-name="P5">email</text:p>
        </text:list-item>
        <text:list-item>
          <text:p text:style-name="P5">password</text:p>
        </text:list-item>
      </text:list>
      <text:p text:style-name="P4"/>
      <text:p text:style-name="P4">Category: </text:p>
      <text:list xml:id="list6278867804889527622" text:style-name="L5">
        <text:list-item>
          <text:p text:style-name="P6">id</text:p>
        </text:list-item>
        <text:list-item>
          <text:p text:style-name="P6">title</text:p>
          <text:p text:style-name="P6"/>
        </text:list-item>
      </text:list>
      <text:p text:style-name="P4">Post: </text:p>
      <text:list xml:id="list6477005528057137010" text:style-name="L6">
        <text:list-item>
          <text:p text:style-name="P7">id</text:p>
        </text:list-item>
        <text:list-item>
          <text:p text:style-name="P7">category_id</text:p>
        </text:list-item>
        <text:list-item>
          <text:p text:style-name="P7">title</text:p>
        </text:list-item>
        <text:list-item>
          <text:p text:style-name="P7">description</text:p>
        </text:list-item>
        <text:list-item>
          <text:p text:style-name="P7">image</text:p>
        </text:list-item>
        <text:list-item>
          <text:p text:style-name="P7">dat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5:26:05.405335467</meta:creation-date>
    <dc:date>2018-05-25T16:01:05.266013273</dc:date>
    <meta:editing-duration>PT24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66" meta:character-count="308" meta:non-whitespace-character-count="284"/>
  </office:meta>
</office:document-meta>
</file>